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cm" svg:x="1cm" svg:y="1cm">
          <text:p text:style-name="P1"><text:span text:style-name="T1">Moyens générau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8cm" svg:y="1cm">
          <text:p text:style-name="P1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15cm" svg:y="1cm">
          <text:p text:style-name="P1"><text:span text:style-name="T1">Administ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8.5cm" svg:y="2.5cm">
          <text:p text:style-name="P2"><text:span text:style-name="T2">Projet A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307cm" svg:height="1.433cm" svg:x="1.5cm" svg:y="2.1cm">
          <draw:text-box>
            <text:p text:style-name="P3"><text:span text:style-name="T3">- changer ampoule bureau 123</text:span></text:p>
            <text:p text:style-name="P3"><text:span text:style-name="T3">- acheter stylos</text:span></text:p>
            <text:p text:style-name="P3"><text:span text:style-name="T3">- acheter 40 tampons</text:span></text:p>
          </draw:text-box>
        </draw:frame>
        <draw:frame draw:style-name="gr4" draw:text-style-name="P3" draw:layer="layout" svg:width="3.402cm" svg:height="1.433cm" svg:x="8.993cm" svg:y="3.6cm">
          <draw:text-box>
            <text:p text:style-name="P3"><text:span text:style-name="T3">- Fonctionnalité A1</text:span></text:p>
            <text:p text:style-name="P3"><text:span text:style-name="T3">- Fonctionnalité A2</text:span></text:p>
            <text:p text:style-name="P3"><text:span text:style-name="T3">- Bug A3</text:span></text:p>
          </draw:text-box>
        </draw:frame>
        <draw:custom-shape draw:style-name="gr3" draw:text-style-name="P2" draw:layer="layout" svg:width="3cm" svg:height="1cm" svg:x="8.505cm" svg:y="5.5cm">
          <text:p text:style-name="P2"><text:span text:style-name="T2">Projet B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6cm" svg:height="1.433cm" svg:x="8.998cm" svg:y="6.567cm">
          <draw:text-box>
            <text:p text:style-name="P3"><text:span text:style-name="T3">- Bug B5</text:span></text:p>
            <text:p text:style-name="P3"><text:span text:style-name="T3">- Bug B6</text:span></text:p>
            <text:p text:style-name="P3"><text:span text:style-name="T3">- Bug B10</text:span></text:p>
          </draw:text-box>
        </draw:frame>
        <draw:custom-shape draw:style-name="gr3" draw:text-style-name="P2" draw:layer="layout" svg:width="3cm" svg:height="1cm" svg:x="15.5cm" svg:y="2.5cm">
          <text:p text:style-name="P2"><text:span text:style-name="T2">RH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19cm" svg:height="1.039cm" svg:x="15.993cm" svg:y="3.6cm">
          <draw:text-box>
            <text:p text:style-name="P3"><text:span text:style-name="T3">- Entretien du 20/07/2011</text:span></text:p>
            <text:p text:style-name="P3"><text:span text:style-name="T3">- Éditer contrat M. Dupont</text:span></text:p>
          </draw:text-box>
        </draw:frame>
        <draw:custom-shape draw:style-name="gr3" draw:text-style-name="P2" draw:layer="layout" svg:width="3cm" svg:height="1cm" svg:x="15.505cm" svg:y="5.5cm">
          <text:p text:style-name="P2"><text:span text:style-name="T2">Comptabilité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388cm" svg:height="1.433cm" svg:x="15.998cm" svg:y="6.567cm">
          <draw:text-box>
            <text:p text:style-name="P3"><text:span text:style-name="T3">- Éditer fiches de paies</text:span></text:p>
            <text:p text:style-name="P3"><text:span text:style-name="T3"><text:s text:c="2"/></text:span><text:span text:style-name="T3">du mois de juin</text:span></text:p>
            <text:p text:style-name="P3"><text:span text:style-name="T3">- Vérifier bilan compt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8-29T18:35:17</meta:creation-date>
    <dc:date>2011-08-29T18:55:43</dc:date>
    <dc:creator>Jérémy Subtil</dc:creator>
    <meta:editing-duration>PT4M16S</meta:editing-duration>
    <meta:editing-cycles>2</meta:editing-cycles>
    <meta:generator>LibreOffice/3.4$Unix LibreOffice_project/340m1$Build-203</meta:generator>
    <meta:document-statistic meta:object-count="12"/>
  </office:meta>
</office:document-meta>
</file>